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racte de compravenda</text:p>
      <text:p text:style-name="P1"/>
      <text:p text:style-name="Standard">D'una part, En Joan José Carreras Florit, amb DNI núm 41486023l, amb domicili al carrer de san</text:p>
      <text:p text:style-name="Standard">Llorenç, 26 de Maó, com a part venedor.</text:p>
      <text:p text:style-name="Standard"/>
      <text:p text:style-name="Standard">I de l'altra, el senyor Jesús Amengual Florit, amb DNI núm 4153483K</text:p>
      <text:p text:style-name="Standard">amb domicili al carrer Major, 24, des Mercadal, com a part comprador.</text:p>
      <text:p text:style-name="Standard">Les dues parts actuen en nom propi i es reconeixen recíprocament la</text:p>
      <text:p text:style-name="Standard">capacitat legal necessària per contractar.</text:p>
      <text:p text:style-name="Standard"/>
      <text:p text:style-name="Standard">MANIFESTEN</text:p>
      <text:p text:style-name="Standard"/>
      <text:p text:style-name="Standard">1. Que el senyor Joan José Carreras Florit propietàri de l'habitatge</text:p>
      <text:p text:style-name="Standard">situat al número 22 del carrer de Ferreries, 33 de Maó.</text:p>
      <text:p text:style-name="Standard"/>
      <text:p text:style-name="Standard">2. Que el dit habitatge està lliure de càrregues i d'arrendaments.</text:p>
      <text:p text:style-name="Standard"/>
      <text:p text:style-name="Standard">3. Que la senyora Pons vol vendre l'habitatge esmentat i el senyor</text:p>
      <text:p text:style-name="Standard">Amengual vol comprar-lo, per la qual cosa formalitzen aquest contracte</text:p>
      <text:p text:style-name="Standard">de compravenda, que es regeix pels pactes següent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2:10:46.018378435</meta:creation-date>
    <dc:date>2024-11-15T12:11:41.811623538</dc:date>
    <meta:editing-duration>PT57S</meta:editing-duration>
    <meta:editing-cycles>1</meta:editing-cycles>
    <meta:document-statistic meta:table-count="0" meta:image-count="0" meta:object-count="0" meta:page-count="1" meta:paragraph-count="14" meta:word-count="133" meta:character-count="788" meta:non-whitespace-character-count="669"/>
    <meta:generator>LibreOffice/24.2.6.2$Linux_X86_64 LibreOffice_project/420$Build-2</meta:generator>
  </office:meta>
</office:document-meta>
</file>